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Nachlieli CLM2" svg:font-family="'Nachlieli CLM'"/>
    <style:font-face style:name="sans-serif" svg:font-family="sans-serif"/>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3e1aa02" officeooo:paragraph-rsid="0416131a"/>
    </style:style>
    <style:style style:name="P4" style:family="paragraph" style:parent-style-name="Text_20_body">
      <style:text-properties officeooo:rsid="0411fb25" officeooo:paragraph-rsid="0411fb25"/>
    </style:style>
    <style:style style:name="P5" style:family="paragraph" style:parent-style-name="Text_20_body">
      <style:text-properties officeooo:rsid="041c2c23" officeooo:paragraph-rsid="041c2c23"/>
    </style:style>
    <style:style style:name="P6" style:family="paragraph" style:parent-style-name="Text_20_body">
      <style:text-properties fo:font-style="normal" officeooo:rsid="042307b2" officeooo:paragraph-rsid="042307b2" style:font-style-asian="normal" style:font-style-complex="normal"/>
    </style:style>
    <style:style style:name="P7" style:family="paragraph" style:parent-style-name="Text_20_body">
      <style:text-properties officeooo:rsid="042732ae" officeooo:paragraph-rsid="042732ae"/>
    </style:style>
    <style:style style:name="P8" style:family="paragraph" style:parent-style-name="Heading_20_2">
      <style:text-properties officeooo:rsid="03bd9aad" officeooo:paragraph-rsid="03e2b749"/>
    </style:style>
    <style:style style:name="P9" style:family="paragraph" style:parent-style-name="Heading_20_2">
      <style:text-properties officeooo:rsid="03bd9aad" officeooo:paragraph-rsid="03f692fd"/>
    </style:style>
    <style:style style:name="P10" style:family="paragraph" style:parent-style-name="Heading_20_2">
      <style:text-properties officeooo:rsid="03bd9aad" officeooo:paragraph-rsid="03cff3f2"/>
    </style:style>
    <style:style style:name="P11" style:family="paragraph" style:parent-style-name="Heading_20_2">
      <style:text-properties officeooo:rsid="03bd9aad" officeooo:paragraph-rsid="041c2c23"/>
    </style:style>
    <style:style style:name="P12" style:family="paragraph" style:parent-style-name="Heading_20_2">
      <style:text-properties officeooo:rsid="03bd9aad" officeooo:paragraph-rsid="042307b2"/>
    </style:style>
    <style:style style:name="P13" style:family="paragraph" style:parent-style-name="Heading_20_2">
      <style:text-properties officeooo:rsid="0411fb25" officeooo:paragraph-rsid="0411fb25"/>
    </style:style>
    <style:style style:name="P14" style:family="paragraph" style:parent-style-name="Text_20_body">
      <style:paragraph-properties fo:text-align="end" style:justify-single-word="false" style:writing-mode="rl-tb"/>
      <style:text-properties officeooo:paragraph-rsid="042f394f"/>
    </style:style>
    <style:style style:name="P15" style:family="paragraph" style:parent-style-name="Heading_20_3">
      <style:paragraph-properties fo:text-align="end" style:justify-single-word="false" style:writing-mode="rl-tb"/>
      <style:text-properties fo:font-style="normal" officeooo:rsid="0411fb25" officeooo:paragraph-rsid="042f394f" style:font-style-asian="normal" style:font-style-complex="normal"/>
    </style:style>
    <style:style style:name="P16" style:family="paragraph" style:parent-style-name="Standard">
      <style:text-properties officeooo:rsid="03f1c668" officeooo:paragraph-rsid="03f1c668"/>
    </style:style>
    <style:style style:name="P17" style:family="paragraph" style:parent-style-name="Standard">
      <style:paragraph-properties style:line-height-at-least="0.198in"/>
    </style:style>
    <style:style style:name="P18" style:family="paragraph" style:parent-style-name="Standard">
      <style:paragraph-properties fo:text-align="start" style:justify-single-word="false" style:writing-mode="lr-tb"/>
      <style:text-properties fo:color="#000000" style:font-name="Droid Sans Mono" fo:font-size="10.5pt" fo:font-style="normal" fo:font-weight="normal" officeooo:rsid="04383e47" officeooo:paragraph-rsid="044fdb13" fo:background-color="#ffffff" style:font-style-asian="normal" style:font-style-complex="normal"/>
    </style:style>
    <style:style style:name="P19" style:family="paragraph" style:parent-style-name="Standard">
      <style:paragraph-properties style:line-height-at-least="0.198in" fo:text-align="start" style:justify-single-word="false" style:writing-mode="lr-tb"/>
      <style:text-properties fo:color="#000000" style:font-name="Droid Sans Mono" fo:font-size="10.5pt" fo:font-weight="normal" fo:background-color="#ffffff"/>
    </style:style>
    <style:style style:name="P20" style:family="paragraph" style:parent-style-name="Standard">
      <style:paragraph-properties style:line-height-at-least="0.198in" fo:text-align="start" style:justify-single-word="false" style:writing-mode="lr-tb"/>
    </style:style>
    <style:style style:name="P21" style:family="paragraph" style:parent-style-name="Standard">
      <style:paragraph-properties style:line-height-at-least="0.198in" fo:text-align="end" style:justify-single-word="false" style:writing-mode="rl-tb"/>
      <style:text-properties officeooo:rsid="0450936e" officeooo:paragraph-rsid="0450936e"/>
    </style:style>
    <style:style style:name="P22" style:family="paragraph" style:parent-style-name="Text_20_body" style:list-style-name="L3">
      <style:text-properties fo:font-style="normal" officeooo:rsid="04383e47" officeooo:paragraph-rsid="04383e47" style:font-style-asian="normal" style:font-style-complex="normal"/>
    </style:style>
    <style:style style:name="P23" style:family="paragraph" style:parent-style-name="Text_20_body" style:list-style-name="L3">
      <style:text-properties fo:font-style="normal" officeooo:rsid="04383e47" officeooo:paragraph-rsid="043921bd" style:font-style-asian="normal" style:font-style-complex="normal"/>
    </style:style>
    <style:style style:name="P24" style:family="paragraph" style:parent-style-name="Text_20_body" style:list-style-name="L3">
      <style:text-properties fo:font-style="normal" officeooo:rsid="04383e47" officeooo:paragraph-rsid="043acf56" style:font-style-asian="normal" style:font-style-complex="normal"/>
    </style:style>
    <style:style style:name="P25" style:family="paragraph" style:parent-style-name="Text_20_body" style:list-style-name="L3">
      <style:text-properties fo:font-style="normal" officeooo:rsid="04383e47" officeooo:paragraph-rsid="043d64f1" style:font-style-asian="normal" style:font-style-complex="normal"/>
    </style:style>
    <style:style style:name="P26" style:family="paragraph" style:parent-style-name="Text_20_body" style:list-style-name="L3">
      <style:text-properties fo:font-style="normal" officeooo:rsid="04383e47" officeooo:paragraph-rsid="044fdb13" style:font-style-asian="normal" style:font-style-complex="normal"/>
    </style:style>
    <style:style style:name="P27" style:family="paragraph" style:parent-style-name="Text_20_body" style:list-style-name="L3">
      <style:text-properties fo:font-style="normal" officeooo:rsid="04383e47" officeooo:paragraph-rsid="04585241" style:font-style-asian="normal" style:font-style-complex="normal"/>
    </style:style>
    <style:style style:name="P28" style:family="paragraph" style:parent-style-name="Text_20_body">
      <style:text-properties fo:font-style="normal" officeooo:rsid="04383e47" officeooo:paragraph-rsid="043921bd" style:font-style-asian="normal" style:font-style-complex="normal"/>
    </style:style>
    <style:style style:name="P29" style:family="paragraph" style:parent-style-name="Text_20_body">
      <style:text-properties fo:font-style="normal" officeooo:rsid="04383e47" officeooo:paragraph-rsid="044fdb13" style:font-style-asian="normal" style:font-style-complex="normal"/>
    </style:style>
    <style:style style:name="P30" style:family="paragraph" style:parent-style-name="Text_20_body" style:list-style-name="L3">
      <style:text-properties fo:font-style="normal" officeooo:rsid="043b965a" officeooo:paragraph-rsid="043b965a" style:font-style-asian="normal" style:font-style-complex="normal"/>
    </style:style>
    <style:style style:name="P31" style:family="paragraph" style:parent-style-name="Text_20_body">
      <style:text-properties officeooo:rsid="042732ae" officeooo:paragraph-rsid="042732ae"/>
    </style:style>
    <style:style style:name="P32" style:family="paragraph" style:parent-style-name="Text_20_body">
      <style:text-properties officeooo:rsid="03c4c078" officeooo:paragraph-rsid="03fa73a6"/>
    </style:style>
    <style:style style:name="P33" style:family="paragraph" style:parent-style-name="Text_20_body">
      <style:text-properties officeooo:rsid="0411fb25" officeooo:paragraph-rsid="0411fb25"/>
    </style:style>
    <style:style style:name="P34" style:family="paragraph" style:parent-style-name="Text_20_body">
      <style:text-properties officeooo:rsid="03e1aa02" officeooo:paragraph-rsid="03e1aa02"/>
    </style:style>
    <style:style style:name="P35" style:family="paragraph" style:parent-style-name="Text_20_body">
      <style:text-properties officeooo:rsid="03e1aa02" officeooo:paragraph-rsid="042307b2"/>
    </style:style>
    <style:style style:name="P36" style:family="paragraph" style:parent-style-name="Text_20_body" style:list-style-name="L4">
      <style:text-properties officeooo:paragraph-rsid="04496906"/>
    </style:style>
    <style:style style:name="P37" style:family="paragraph" style:parent-style-name="Text_20_body">
      <style:text-properties officeooo:rsid="03cd6312" officeooo:paragraph-rsid="03e2b749"/>
    </style:style>
    <style:style style:name="P38" style:family="paragraph" style:parent-style-name="Text_20_body">
      <style:text-properties officeooo:rsid="03eabd9d" officeooo:paragraph-rsid="04181739"/>
    </style:style>
    <style:style style:name="P39" style:family="paragraph" style:parent-style-name="Text_20_body" style:list-style-name="L5">
      <style:text-properties fo:font-style="italic" style:text-underline-style="none" officeooo:rsid="041de511" officeooo:paragraph-rsid="045596f5" style:font-style-asian="italic" style:font-style-complex="italic"/>
    </style:style>
    <style:style style:name="P40" style:family="paragraph" style:parent-style-name="Text_20_body" style:list-style-name="L5">
      <style:text-properties fo:font-style="italic" style:text-underline-style="none" officeooo:rsid="0457263f" officeooo:paragraph-rsid="0457263f" style:font-style-asian="italic" style:font-style-complex="italic"/>
    </style:style>
    <style:style style:name="P41" style:family="paragraph" style:parent-style-name="Text_20_body" style:list-style-name="L3">
      <style:text-properties fo:font-style="italic" officeooo:rsid="0425dbbc" officeooo:paragraph-rsid="0457963d" style:font-style-asian="italic" style:font-style-complex="italic"/>
    </style:style>
    <style:style style:name="P42" style:family="paragraph" style:parent-style-name="Text_20_body" style:list-style-name="L3">
      <style:text-properties fo:font-style="italic" officeooo:rsid="04383e47" officeooo:paragraph-rsid="044ad74a" style:font-style-asian="italic" style:font-style-complex="italic"/>
    </style:style>
    <style:style style:name="P43" style:family="paragraph" style:parent-style-name="Text_20_body" style:list-style-name="WWNum1">
      <style:paragraph-properties fo:text-align="end" style:justify-single-word="false" style:writing-mode="rl-tb"/>
      <style:text-properties officeooo:paragraph-rsid="042f394f"/>
    </style:style>
    <style:style style:name="P44" style:family="paragraph" style:parent-style-name="Text_20_body" style:list-style-name="L2">
      <style:paragraph-properties fo:text-align="end" style:justify-single-word="false" style:writing-mode="rl-tb"/>
      <style:text-properties officeooo:paragraph-rsid="04383e47"/>
    </style:style>
    <style:style style:name="P45" style:family="paragraph" style:parent-style-name="Heading_20_1">
      <style:text-properties officeooo:rsid="03ada89d" officeooo:paragraph-rsid="03ada89d"/>
    </style:style>
    <style:style style:name="T1" style:family="text">
      <style:text-properties fo:font-style="italic" style:font-style-asian="italic" style:font-style-complex="italic"/>
    </style:style>
    <style:style style:name="T2" style:family="text">
      <style:text-properties fo:font-style="italic" officeooo:rsid="03cf7497" style:font-style-asian="italic" style:font-style-complex="italic"/>
    </style:style>
    <style:style style:name="T3" style:family="text">
      <style:text-properties fo:font-style="italic" fo:font-weight="bold" officeooo:rsid="0429f4e1" style:font-style-asian="italic" style:font-weight-asian="bold" style:font-style-complex="italic" style:font-weight-complex="bold"/>
    </style:style>
    <style:style style:name="T4" style:family="text">
      <style:text-properties fo:font-style="italic" fo:font-weight="normal" officeooo:rsid="0429f4e1" style:font-style-asian="italic" style:font-weight-asian="normal" style:font-style-complex="italic" style:font-weight-complex="normal"/>
    </style:style>
    <style:style style:name="T5" style:family="text">
      <style:text-properties fo:font-style="italic" fo:font-weight="normal" officeooo:rsid="042a0aca" style:font-style-asian="italic" style:font-weight-asian="normal" style:font-style-complex="italic" style:font-weight-complex="normal"/>
    </style:style>
    <style:style style:name="T6" style:family="text">
      <style:text-properties officeooo:rsid="03ceb7a0"/>
    </style:style>
    <style:style style:name="T7" style:family="text">
      <style:text-properties officeooo:rsid="03d0d300"/>
    </style:style>
    <style:style style:name="T8" style:family="text">
      <style:text-properties officeooo:rsid="03d6b688"/>
    </style:style>
    <style:style style:name="T9" style:family="text">
      <style:text-properties officeooo:rsid="03e77197"/>
    </style:style>
    <style:style style:name="T10" style:family="text">
      <style:text-properties officeooo:rsid="03f692fd"/>
    </style:style>
    <style:style style:name="T11" style:family="text">
      <style:text-properties officeooo:rsid="040f0821"/>
    </style:style>
    <style:style style:name="T12" style:family="text">
      <style:text-properties officeooo:rsid="040f854d"/>
    </style:style>
    <style:style style:name="T13" style:family="text">
      <style:text-properties officeooo:rsid="041045fb"/>
    </style:style>
    <style:style style:name="T14" style:family="text">
      <style:text-properties officeooo:rsid="0415a22a"/>
    </style:style>
    <style:style style:name="T15" style:family="text">
      <style:text-properties officeooo:rsid="0416131a"/>
    </style:style>
    <style:style style:name="T16" style:family="text">
      <style:text-properties officeooo:rsid="0417594d"/>
    </style:style>
    <style:style style:name="T17" style:family="text">
      <style:text-properties officeooo:rsid="041947b9"/>
    </style:style>
    <style:style style:name="T18" style:family="text">
      <style:text-properties officeooo:rsid="041d0c5a"/>
    </style:style>
    <style:style style:name="T19" style:family="text">
      <style:text-properties officeooo:rsid="042732ae"/>
    </style:style>
    <style:style style:name="T20" style:family="text">
      <style:text-properties fo:font-weight="normal" style:font-weight-asian="normal" style:font-weight-complex="normal"/>
    </style:style>
    <style:style style:name="T21" style:family="text">
      <style:text-properties fo:font-weight="normal" officeooo:rsid="04314931" style:font-weight-asian="normal" style:font-weight-complex="normal"/>
    </style:style>
    <style:style style:name="T22" style:family="text">
      <style:text-properties officeooo:rsid="042f394f"/>
    </style:style>
    <style:style style:name="T23" style:family="text">
      <style:text-properties officeooo:rsid="0433ae14"/>
    </style:style>
    <style:style style:name="T24" style:family="text">
      <style:text-properties officeooo:rsid="04354e81"/>
    </style:style>
    <style:style style:name="T25" style:family="text">
      <style:text-properties officeooo:rsid="0435d806"/>
    </style:style>
    <style:style style:name="T26" style:family="text">
      <style:text-properties officeooo:rsid="04383e47"/>
    </style:style>
    <style:style style:name="T27" style:family="text">
      <style:text-properties fo:font-weight="bold" style:font-weight-asian="bold" style:font-weight-complex="bold"/>
    </style:style>
    <style:style style:name="T28" style:family="text">
      <style:text-properties fo:font-weight="bold" officeooo:rsid="04383e47" style:font-weight-asian="bold" style:font-weight-complex="bold"/>
    </style:style>
    <style:style style:name="T29" style:family="text">
      <style:text-properties fo:font-weight="bold" officeooo:rsid="044fdb13" style:font-weight-asian="bold" style:font-weight-complex="bold"/>
    </style:style>
    <style:style style:name="T30" style:family="text">
      <style:text-properties fo:font-weight="bold" officeooo:rsid="0457263f" style:font-weight-asian="bold" style:font-weight-complex="bold"/>
    </style:style>
    <style:style style:name="T31" style:family="text">
      <style:text-properties officeooo:rsid="043acf56"/>
    </style:style>
    <style:style style:name="T32" style:family="text">
      <style:text-properties officeooo:rsid="043bb891"/>
    </style:style>
    <style:style style:name="T33" style:family="text">
      <style:text-properties officeooo:rsid="04427263"/>
    </style:style>
    <style:style style:name="T34" style:family="text">
      <style:text-properties fo:font-style="normal" style:font-style-asian="normal" style:font-style-complex="normal"/>
    </style:style>
    <style:style style:name="T35" style:family="text">
      <style:text-properties fo:font-style="normal" officeooo:rsid="04383e47" style:font-style-asian="normal" style:font-style-complex="normal"/>
    </style:style>
    <style:style style:name="T36" style:family="text">
      <style:text-properties fo:font-style="normal" officeooo:rsid="04496906" style:font-style-asian="normal" style:font-style-complex="normal"/>
    </style:style>
    <style:style style:name="T37" style:family="text">
      <style:text-properties fo:font-style="normal" officeooo:rsid="0416131a" style:font-style-asian="normal" style:font-style-complex="normal"/>
    </style:style>
    <style:style style:name="T38" style:family="text">
      <style:text-properties fo:font-style="normal" fo:font-weight="bold" officeooo:rsid="04383e47" style:font-style-asian="normal" style:font-weight-asian="bold" style:font-style-complex="normal" style:font-weight-complex="bold"/>
    </style:style>
    <style:style style:name="T39" style:family="text">
      <style:text-properties officeooo:rsid="0428f079"/>
    </style:style>
    <style:style style:name="T40" style:family="text">
      <style:text-properties officeooo:rsid="044ad74a"/>
    </style:style>
    <style:style style:name="T41" style:family="text">
      <style:text-properties officeooo:rsid="044af041"/>
    </style:style>
    <style:style style:name="T42" style:family="text">
      <style:text-properties officeooo:rsid="044fdb13"/>
    </style:style>
    <style:style style:name="T43" style:family="text">
      <style:text-properties officeooo:rsid="041df3e4"/>
    </style:style>
    <style:style style:name="T44" style:family="text">
      <style:text-properties officeooo:rsid="0426c53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5" text:outline-level="1"><text:span text:style-name="T11">מטלה</text:span> <text:span text:style-name="T12">- שידוכים ושיבוצים - פתרון</text:span></text:h>
      <text:p text:style-name="P12">שאלה 1<text:span text:style-name="T14">: שידוך יציב ויעילות</text:span></text:p>
      <text:p text:style-name="P35"><text:span text:style-name="T34">א. </text:span><text:span text:style-name="T37">הוכיחו שכל שידוך יציב הוא יעיל-פארטו, אבל ההיפך לא נכון.</text:span></text:p>
      <text:list xml:id="list1940559780" text:style-name="L5">
        <text:list-item>
          <text:p text:style-name="P39"><text:span text:style-name="T27">פתרו</text:span><text:span text:style-name="T30">ן חלק ראשון <text:s/></text:span>:<text:span text:style-name="T43">נניח בשלילה שיש שיפור פארטו. אז קיים מישהו שמצבו השתפר. נניח בה"כ שזה סטודנט ונקרא לו ס. אז במקור, ס משודך למחלקה מ1, ובשיפור, ס משודך למחלקה מ2 שהיא טובה יותר עבורו. <text:s text:c="2"/>כיוון שזה שיפור פארטו, המחלקה לא מפסידה. לכן מ2 מעדיפה את ס על-פני השידוך המקורי שלה. <text:s/>מכאן ש(ס,מ2) הם זוג מערער בשידוך המקורי - כלומר השידוך המקורי לא יציב.</text:span></text:p>
        </text:list-item>
        <text:list-item>
          <text:p text:style-name="P40"><text:span text:style-name="T27">פתרון חלק שני</text:span>: במצגת.</text:p>
        </text:list-item>
      </text:list>
      <text:p text:style-name="P6">ב. נניח שכל סטודנט מייחס ערך מספרי לכל מחלקה, כאשר המחלקה הכי גרועה בעיניו מקבלת 1, המחלקה הבאה מקבלת 2, וכו' (אם יש m מחלקות אז המחלקה הכי טובה מקבלת m). <text:s/>גם כל מחלקה מייחסת ערך מספרי לכל סטודנט באותו אופן. <text:s text:c="2"/>האם כל שידוך יציב ממקסם את סכום הערכים? הוכיחו או הראו דוגמה נגדית.</text:p>
      <text:list xml:id="list2622917574" text:style-name="L3">
        <text:list-item>
          <text:p text:style-name="P22"><text:span text:style-name="T27">פתרון</text:span>: ?</text:p>
        </text:list-item>
      </text:list>
      <text:p text:style-name="Heading_20_2">שאלה 2. <text:s/><text:span text:style-name="T22">תיכנון מערכת ל</text:span>שיבוץ</text:p>
      <text:p text:style-name="P14">בעקבות תלונות על תהליך השיבוץ בין מתנדבות שירות-לאומי לבין מקומות-שירות, קיבלתם מכתב מרשות השירות הלאומי המבקש מכם לתכנן מערכת שיבוץ חדשה. המערכת אמורה לקבל קלט מהמתנדבות וממקומות-השירות, ולהחזיר כפלט את השיבוץ. הדרישות מהמערכת:</text:p>
      <text:list xml:id="list2330378125" text:style-name="WWNum1">
        <text:list-item>
          <text:p text:style-name="P43">המערכת יכולה לשבץ כמה מתנדבות לכל מקום-שירות, בהתאם למספר התקנים במקום-השירות (מספר התקנים הוא בין 1 ל-100).</text:p>
        </text:list-item>
        <text:list-item>
          <text:p text:style-name="P43">הפלט אמור להתקבל במהירות - דקות ספורות לאחר שכל המתנדבות ומקומות-השירות סיימו להקליד את הקלט.</text:p>
        </text:list-item>
        <text:list-item>
          <text:p text:style-name="P43">לאחר שהתקבל שיבוץ - אף מתנדבת לא יכולה לשפר את מצבה על-ידי פניה טלפונית למקום-שירות שהיא מעדיפה על-פני זה ששובצה אליו, כי אף מקום-שירות כזה לא ירצה אותה. ולהיפך: אף מקום-שירות לא יכול לשפר את מצבו על-ידי פניה טלפונית למתנדבת שהוא מעדיף על-פני אלה ששובצו אליו, כי אף מתנדבת כזאת לא תרצה אותו.</text:p>
        </text:list-item>
        <text:list-item>
          <text:p text:style-name="P43">בשלב הקלט, אף מתנדבת לא יכולה לשפר את מצבה על-ידי הכנסת קלט לא אמיתי.</text:p>
        </text:list-item>
      </text:list>
      <text:p text:style-name="P14">תארו את המערכת בפירוט. יש להסביר את המערכת בעברית באופן שראש הרשות לשירות לאומי יוכל להבין. אין להשתמש בביטויים כמו "כפי שלמדנו בכיתה" כיוון שראש הרשות לא היה בכיתה...</text:p>
      <text:p text:style-name="P14"><text:span text:style-name="T20">א</text:span>. מהו הקלט למערכת? מה הם מסכי-הקלט הדרושים, מי צריך להשתמש בכל מסך ומה בדיוק להקליד שם? תנו דוגמה לכל מסך.</text:p>
      <text:p text:style-name="P14"><text:span text:style-name="T20">ב</text:span>. לאחר שכל המשתתפים סיימו להקליד את הקלט, איך בדיוק מתבצע האלגוריתם? הדגימו את פעולת האלגוריתם והפלט שלו על הקלט של סעיף א.</text:p>
      <text:p text:style-name="P14"><text:soft-page-break/><text:span text:style-name="T21">ג</text:span>. הוכיחו שהאלגוריתם מקיים את תכונה 2 ע"י חישוב סיבוכיות זמן הריצה שלו.</text:p>
      <text:list xml:id="list3457396594" text:style-name="L2">
        <text:list-item>
          <text:p text:style-name="P44"><text:span text:style-name="T28">פתרון</text:span><text:span text:style-name="T26">: אתי יערה ושי.</text:span></text:p>
        </text:list-item>
      </text:list>
      <text:p text:style-name="P15"/>
      <text:p text:style-name="P10">שאלה <text:span text:style-name="T23">3: כמה שידוכים יציבים יש?</text:span></text:p>
      <text:p text:style-name="P7">כשיש 3 סטודנטים ו-3 מחלקות, יש 6 שידוכים אפשריים <text:span text:style-name="T23">(3 עצרת)</text:span>. כמה מהם יציבים?</text:p>
      <text:p text:style-name="P34"><text:span text:style-name="T19">א</text:span>.<text:span text:style-name="T19"> הראו דוגמה שבה יש רק שידוך יציב אחד.</text:span></text:p>
      <text:list xml:id="list210240203838146" text:continue-list="list2622917574" text:style-name="L3">
        <text:list-item>
          <text:p text:style-name="P25"><text:span text:style-name="T27">פתרון</text:span>: <text:span text:style-name="T32">בנג'י.</text:span></text:p>
        </text:list-item>
      </text:list>
      <text:p text:style-name="P3"><text:span text:style-name="T19">ב</text:span>. <text:span text:style-name="T15">הראו דוגמה שבה יש בדיוק 2 שידוכים יציבים.</text:span></text:p>
      <text:p text:style-name="P7">ג. האם ייתכן שכל 6 השידוכים הם יציבים? אם כן - הראו דוגמה, אם לא – הוכיחו.</text:p>
      <text:list xml:id="list210241578766566" text:continue-numbering="true" text:style-name="L3">
        <text:list-item>
          <text:p text:style-name="P26"><text:span text:style-name="T27">פתרו</text:span><text:span text:style-name="T29">ן לא נכון</text:span>: <text:span text:style-name="T42">אפשר להריץ את אלגוריתם קבלה על תנאי בשני כיוונים (צד א בוחר או צד ב בוחר), ולכן רק שני שידוכים יציבים. זה לא נכון כי ייתכן שיש שידוכים יציבים שהאלגוריתם לא מוצא.</text:span></text:p>
        </text:list-item>
        <text:list-item>
          <text:p text:style-name="P26"><text:span text:style-name="T42">חן היתה בכיוון, ותיארה דוגמה שנראתה בהתחלה כאילו שיש בה 6 שידוכים יציבים. אבל, לאחר שבדקתי אותה בעזרת התוכנה של איתן ודניאל (שאלה 7) התברר שיש בה רק 3 שידוכים יציבים. הנה הפלט של התוכנית:</text:span></text:p>
        </text:list-item>
      </text:list>
      <text:p text:style-name="P18">Team 1:</text:p>
      <text:p text:style-name="P19">{Aviva={Rafi=1, Shlomo=2, Tomer=3}, Batia={Rafi=3, Shlomo=1, Tomer=2}, Galia={Rafi=2, Shlomo=3, Tomer=1}}</text:p>
      <text:p text:style-name="P20"/>
      <text:p text:style-name="P19">Team 2:</text:p>
      <text:p text:style-name="P19">{Rafi={Aviva=3, Batia=1, Galia=2}, Shlomo={Aviva=2, Batia=3, Galia=1}, Tomer={Aviva=1, Batia=2, Galia=3}}</text:p>
      <text:p text:style-name="P20"/>
      <text:p text:style-name="P19">Matchings:</text:p>
      <text:p text:style-name="P19">{Aviva=Rafi, Batia=Shlomo, Galia=Tomer}: stable</text:p>
      <text:p text:style-name="P19">{Aviva=Rafi, Batia=Tomer, Galia=Shlomo}: unstable</text:p>
      <text:p text:style-name="P19">{Aviva=Shlomo, Batia=Rafi, Galia=Tomer}: unstable</text:p>
      <text:p text:style-name="P19">{Aviva=Shlomo, Batia=Tomer, Galia=Rafi}: stable</text:p>
      <text:p text:style-name="P19">{Aviva=Tomer, Batia=Rafi, Galia=Shlomo}: stable</text:p>
      <text:p text:style-name="P19">{Aviva=Tomer, Batia=Shlomo, Galia=Rafi}: unstable</text:p>
      <text:p text:style-name="P17"/>
      <text:p text:style-name="P21"><text:span text:style-name="T27">לסיכום</text:span>: השאלה עדיין פתוחה.</text:p>
      <text:p text:style-name="P29"/>
      <text:p text:style-name="P11">שאלה <text:span text:style-name="T24">4: מי נשאר בחוץ?</text:span></text:p>
      <text:p text:style-name="P5">נניח שמספר הסטודנטים גדול ממספר המחלקות (ובכל מחלקה יש מקום אחד). במצב זה, בכל שידוך, חלק מהסטודנטים יישארו בחוץ.</text:p>
      <text:p text:style-name="P5"><text:soft-page-break/>א. הראו דוגמה עם <text:span text:style-name="T18">3</text:span> סטודנטים ו-<text:span text:style-name="T18">2</text:span> מחלקות, שבה יש לפחות שני שידוכים יציבים. מיצאו את שניהם והראו איזה סטודנט נשאר בחוץ בכל שידוך יציב.</text:p>
      <text:p text:style-name="P5">ב. הוכיחו, שב<text:span text:style-name="T1">כל </text:span>שידוך יציב (לא משנה באיזה אלגוריתם מצאנו אותו), <text:span text:style-name="T1">אותם </text:span>סטודנטים יישארו בחוץ. כלומר, אם מישהו נשאר בחוץ בשידוך יציב א, אז הוא נשאר בחוץ גם בשידוך יציב ב.</text:p>
      <text:list xml:id="list2823046476" text:style-name="L4">
        <text:list-item>
          <text:p text:style-name="P36"><text:span text:style-name="T38">פתרון</text:span><text:span text:style-name="T35">: </text:span><text:span text:style-name="T36">ראו </text:span><text:span text:style-name="T39">בויקיפדיה בדף "Rural hospitals theorem".</text:span></text:p>
        </text:list-item>
      </text:list>
      <text:p text:style-name="P8">שאלה <text:span text:style-name="T24">5</text:span>: <text:span text:style-name="T9">אלגוריתם קבלה-על-תנאי</text:span></text:p>
      <text:p text:style-name="P38">א. <text:span text:style-name="T15">הראו דוגמה עם 3 סטודנטים ו-3 מחלקות שבו אלגוריתם קבלה על-תנאי מחזיר תמיד את אותו שידוך, בין אם הסטודנטים מציעים או המחלקות מציעות. תארו את ריצת האלגוריתם בכל אחד מהמצבים.</text:span></text:p>
      <text:list xml:id="list210240459210867" text:continue-list="list210241578766566" text:style-name="L3">
        <text:list-item>
          <text:p text:style-name="P42"><text:span text:style-name="T27">פתרון</text:span>: <text:span text:style-name="T41">אם סטודנט i מדרג במקום הראשון את מחלקה i ולהיפך, אז בכל ריצה יהיה רק שידוך אחד שבו סטודנט i משודך למחלקה i (זה השידוך היציב היחיד).</text:span></text:p>
        </text:list-item>
      </text:list>
      <text:p text:style-name="P37"><text:span text:style-name="T17">ב. </text:span>הוכיחו <text:span text:style-name="T6">ש</text:span>אלגוריתם קבלה על-תנאי <text:span text:style-name="T7">כשהמחלקות מציעות</text:span>, מחזיר את השידוך<text:span text:style-name="T8"> היציב</text:span> <text:span text:style-name="T1">הכי גרוע עבור </text:span><text:span text:style-name="T2">הסטודנטים </text:span>מכל השידוכים היציבים<text:span text:style-name="T8"> (רמז: הוכיחו שכל שידוך יציב שהוא הכי טוב עבור המחלקות, הוא הכי גרוע עבור הסטודנטים).</text:span></text:p>
      <text:list xml:id="list210240380007865" text:continue-numbering="true" text:style-name="L3">
        <text:list-item>
          <text:p text:style-name="P41"><text:span text:style-name="T27">פתרון</text:span>:<text:span text:style-name="T44"> <text:s/>נתבונן בשני שידוכים יציבים: שידוך א ושידוך ב. נניח שכל המחלקות מעדיפות את שידוך א. נוכיח שכל הסטודנטים מעדיפים את שידוך ב.<text:line-break/>נניח בשלילה שיש סטודנט כלשהו ס המעדיף את שידוך א. כלומר הוא מעדיף את המחלקה שלו בשידוך א (נניח מ1), על-פני המחלקה שלו בשידוך ב (נניח מ2). <text:s text:c="2"/>לפי ההנחה, מ1 מעדיפה את ס על-פני הסטודנט שלה בשידוך ב. לכן, (ס, מ1) הם זוג מערער על שידוך ב. זו סתירה להנחה ששידוך ב הוא יציב. ***<text:line-break/>עכשיו נחזור לשאלה. אלגוריתם קבלה-על-תנאי כשהמחלקות מציעות מחזיר את השידוך היציב הכי טוב למחלקות, ולכן לפי משפט-העזר שהוכחנו למעלה זה השידוך היציב הכי גרוע לסטודנטים.</text:span></text:p>
        </text:list-item>
      </text:list>
      <text:p text:style-name="P16">ג. באלגוריתם "קבלה על תנאי", כל מחלקה מדרגת את הסטודנטים בלי לראות מה הסטודנטים דירגו. נניח עכשיו שאנחנו מאפשרים למחלקות לראות את הדירוג של הסטודנטים לפני שהן מפרסמות את הדירוג שלהן. האם האלגוריתם עדיין אמיתי?</text:p>
      <text:list xml:id="list210240546835187" text:continue-numbering="true" text:style-name="L3">
        <text:list-item>
          <text:p text:style-name="P27"><text:span text:style-name="T3">תשובה: </text:span><text:span text:style-name="T4">האלגוריתם כבר לא אמיתי, כי הדירוג של מחלקה יכול להיות תלוי בדירוג של הסטודנט. למשל, מחלקה יכולה להגיד "אני </text:span><text:span text:style-name="T5">מקבלת רק </text:span><text:span text:style-name="T4">את מי שדירג אותי במקום הראשון". </text:span><text:span text:style-name="T5">ואז, סטודנט שחושב שלא יצליח להתקבל למחלקה הראשונה שלו, יעדיף לדרג את המחלקה השניה שלו במקום ראשון, כדי שיהיה לו סיכוי להתקבל לשם. <text:s text:c="2"/>לכן, כשמממשים את האלגוריתם במציאות, מקפידים מאד על סודיות.</text:span><text:span text:style-name="T40"> </text:span></text:p>
        </text:list-item>
      </text:list>
      <text:p text:style-name="P9">שאלה <text:span text:style-name="T25">6</text:span>: <text:span text:style-name="T10">שידוך יציב לפי גובה</text:span></text:p>
      <text:p text:style-name="P32">בליגת כדורסל מסויימת, לכל שחקן יש העדפות שונות על הקבוצות, אבל לכל הקבוצות יש אותן העדפות על השחקנים - כל הקבוצות מדרגות את השחקנים מהגבוה לנמוך. כיתבו אלגוריתם לשידוך יציב בין קבוצות לשחקנים, שהוא פשוט יותר מאלגוריתם קבלה על-תנאי, אך עדיין אמיתי.<text:span text:style-name="T13"> הוכיחו שהוא אמיתי.</text:span></text:p>
      <text:list xml:id="list210241293634146" text:continue-numbering="true" text:style-name="L3">
        <text:list-item>
          <text:p text:style-name="P24"><text:span text:style-name="T27">פתרון</text:span>: <text:span text:style-name="T31">מסדרים את השחקנים מהגבוה לנמוך. כל שחקן לפי התור בוחר את הקבוצה שהוא הכי רוצה, מבין הקבוצות שיש בהן מקום פנוי.</text:span></text:p>
        </text:list-item>
        <text:list-item>
          <text:p text:style-name="P30"><text:soft-page-break/>הוכחה שזה יציב: <text:span text:style-name="T31">אריק וטל.</text:span></text:p>
        </text:list-item>
        <text:list-item>
          <text:p text:style-name="P30">הוכחה שזה אמיתי: יואב.</text:p>
        </text:list-item>
      </text:list>
      <text:p text:style-name="P28"/>
      <text:p text:style-name="P13">שאלה <text:span text:style-name="T25">7</text:span>: תיכנות - יציבות</text:p>
      <text:p text:style-name="P4">כיתבו אלגוריתם המקבל שידוך ובודק אם הוא יציב.</text:p>
      <text:p text:style-name="P4">בניגוד למטלות הקודמות, הפעם אתם תגדירו את מבני-הנתונים הדרושים, <text:span text:style-name="T16">פורמט </text:span>הקלט <text:span text:style-name="T16">ו</text:span>הפלט.</text:p>
      <text:list xml:id="list210240802937978" text:continue-numbering="true" text:style-name="L3">
        <text:list-item>
          <text:p text:style-name="P23"><text:span text:style-name="T27">פתרון</text:span>: <text:span text:style-name="T33">איתן ודניאל.</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Nachlieli CLM2" svg:font-family="'Nachlieli CLM'"/>
    <style:font-face style:name="sans-serif" svg:font-family="sans-serif"/>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Footnote"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4</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6.1.5.2$Linux_X86_64 LibreOffice_project/10$Build-2</meta:generator>
    <dc:date>2019-05-22T21:02:39.618310785</dc:date>
    <meta:editing-duration>P11DT8H1M8S</meta:editing-duration>
    <meta:editing-cycles>997</meta:editing-cycles>
    <dc:creator>Erel Segal-Halevi</dc:creator>
    <meta:document-statistic meta:table-count="0" meta:image-count="0" meta:object-count="0" meta:page-count="4" meta:paragraph-count="61" meta:word-count="1067" meta:character-count="6073" meta:non-whitespace-character-count="5071"/>
  </office:meta>
</office:document-meta>
</file>